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bee9"/>
    </style:style>
    <style:style style:name="P2" style:family="paragraph" style:parent-style-name="Standard">
      <style:text-properties officeooo:paragraph-rsid="00105843"/>
    </style:style>
    <style:style style:name="T1" style:family="text">
      <style:text-properties officeooo:rsid="000d0c99"/>
    </style:style>
    <style:style style:name="T2" style:family="text">
      <style:text-properties officeooo:rsid="000e633f"/>
    </style:style>
    <style:style style:name="T3" style:family="text">
      <style:text-properties officeooo:rsid="001058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erver: Đợi ở cổng <text:span text:style-name="T1">5000 chờ kết nối</text:span></text:p>
      <text:p text:style-name="Standard">- Khi nhận gói tin "REG &lt;username&gt; &lt;password&gt;" thì lưu địa chỉ của client vào danh sách, đồng thời gửi về danh sách <text:span text:style-name="T1">(id) các phòng chat</text:span></text:p>
      <text:p text:style-name="Standard">- Khi nhận gói tin "ROOM &lt;num&gt;" thì lưu thông tin phòng ứng với người dùng</text:p>
      <text:p text:style-name="P1">- Khi nhận gói tin “LOGIN &lt;username&gt; &lt;password&gt;” thì kiểm tra thông tin đăng nhập</text:p>
      <text:p text:style-name="P1">- Khi đã đăng nhập và chọn phòng, khi client gửi <text:span text:style-name="T2">1 tin nhắn, server forward hết tới các client trong cùng phòng (trên cổng 7000)</text:span></text:p>
      <text:p text:style-name="P1"/>
      <text:p text:style-name="P2">Client: </text:p>
      <text:p text:style-name="P2">- Kết nối vào cổng <text:span text:style-name="T3">5000 để đăng ký, đăng nhập và gửi tin nhắn nhóm</text:span></text:p>
      <text:p text:style-name="P2">- Chờ ở cổng <text:span text:style-name="T3">7000 để nhận các tin nhắn tới từ nhóm đã đăng ký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3T23:16:52.237286432</meta:creation-date>
    <dc:date>2023-01-23T23:46:57.659253516</dc:date>
    <meta:editing-duration>PT5M3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8" meta:word-count="125" meta:character-count="588" meta:non-whitespace-character-count="470"/>
  </office:meta>
</office:document-meta>
</file>